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52e5" officeooo:paragraph-rsid="000352e5"/>
    </style:style>
    <style:style style:name="P2" style:family="paragraph" style:parent-style-name="Standard">
      <style:text-properties officeooo:rsid="0004b628" officeooo:paragraph-rsid="0004b628"/>
    </style:style>
    <style:style style:name="P3" style:family="paragraph" style:parent-style-name="Standard">
      <style:text-properties officeooo:rsid="0004b628" officeooo:paragraph-rsid="0005e566"/>
    </style:style>
    <style:style style:name="P4" style:family="paragraph" style:parent-style-name="Standard">
      <style:text-properties officeooo:rsid="0005e566" officeooo:paragraph-rsid="0005e566"/>
    </style:style>
    <style:style style:name="P5" style:family="paragraph" style:parent-style-name="Standard">
      <style:text-properties officeooo:rsid="0005e566" officeooo:paragraph-rsid="00108cd3"/>
    </style:style>
    <style:style style:name="P6" style:family="paragraph" style:parent-style-name="Standard">
      <style:text-properties officeooo:rsid="0007d1e2" officeooo:paragraph-rsid="0007d1e2"/>
    </style:style>
    <style:style style:name="P7" style:family="paragraph" style:parent-style-name="Standard">
      <style:text-properties officeooo:rsid="00108cd3" officeooo:paragraph-rsid="00108cd3"/>
    </style:style>
    <style:style style:name="P8" style:family="paragraph" style:parent-style-name="Standard">
      <style:text-properties officeooo:rsid="0011629e" officeooo:paragraph-rsid="0011629e"/>
    </style:style>
    <style:style style:name="P9" style:family="paragraph" style:parent-style-name="Standard">
      <style:text-properties officeooo:rsid="0011629e" officeooo:paragraph-rsid="00155994"/>
    </style:style>
    <style:style style:name="P10" style:family="paragraph" style:parent-style-name="Standard">
      <style:text-properties officeooo:rsid="0011629e" officeooo:paragraph-rsid="00274ace"/>
    </style:style>
    <style:style style:name="P11" style:family="paragraph" style:parent-style-name="Standard">
      <style:text-properties officeooo:rsid="0011629e" officeooo:paragraph-rsid="0036f174"/>
    </style:style>
    <style:style style:name="P12" style:family="paragraph" style:parent-style-name="Standard">
      <style:text-properties officeooo:rsid="0011629e" officeooo:paragraph-rsid="0054f49f"/>
    </style:style>
    <style:style style:name="P13" style:family="paragraph" style:parent-style-name="Standard">
      <style:text-properties officeooo:rsid="0011629e" officeooo:paragraph-rsid="006da052"/>
    </style:style>
    <style:style style:name="P14" style:family="paragraph" style:parent-style-name="Standard">
      <style:text-properties officeooo:rsid="000d40f9" officeooo:paragraph-rsid="00108cd3"/>
    </style:style>
    <style:style style:name="P15" style:family="paragraph" style:parent-style-name="Standard">
      <style:text-properties officeooo:rsid="00188a58" officeooo:paragraph-rsid="00188a58"/>
    </style:style>
    <style:style style:name="P16" style:family="paragraph" style:parent-style-name="Standard">
      <style:text-properties officeooo:rsid="0019099e" officeooo:paragraph-rsid="0019099e"/>
    </style:style>
    <style:style style:name="P17" style:family="paragraph" style:parent-style-name="Standard">
      <style:text-properties officeooo:rsid="001b7085" officeooo:paragraph-rsid="001b7085"/>
    </style:style>
    <style:style style:name="P18" style:family="paragraph" style:parent-style-name="Standard">
      <style:text-properties officeooo:rsid="001d1b21" officeooo:paragraph-rsid="001d1b21"/>
    </style:style>
    <style:style style:name="P19" style:family="paragraph" style:parent-style-name="Standard">
      <style:text-properties officeooo:rsid="0020a364" officeooo:paragraph-rsid="0020a364"/>
    </style:style>
    <style:style style:name="P20" style:family="paragraph" style:parent-style-name="Standard">
      <style:text-properties officeooo:rsid="0023324e" officeooo:paragraph-rsid="0023324e"/>
    </style:style>
    <style:style style:name="P21" style:family="paragraph" style:parent-style-name="Standard">
      <style:text-properties officeooo:rsid="0023fee7" officeooo:paragraph-rsid="0023fee7"/>
    </style:style>
    <style:style style:name="P22" style:family="paragraph" style:parent-style-name="Standard">
      <style:text-properties officeooo:rsid="002523c4" officeooo:paragraph-rsid="002523c4"/>
    </style:style>
    <style:style style:name="P23" style:family="paragraph" style:parent-style-name="Standard">
      <style:text-properties officeooo:rsid="0026746c" officeooo:paragraph-rsid="0026746c"/>
    </style:style>
    <style:style style:name="P24" style:family="paragraph" style:parent-style-name="Standard">
      <style:text-properties officeooo:rsid="00274ace" officeooo:paragraph-rsid="00274ace"/>
    </style:style>
    <style:style style:name="P25" style:family="paragraph" style:parent-style-name="Standard">
      <style:text-properties officeooo:rsid="0028e9c1" officeooo:paragraph-rsid="0028e9c1"/>
    </style:style>
    <style:style style:name="P26" style:family="paragraph" style:parent-style-name="Standard">
      <style:text-properties fo:font-weight="bold" officeooo:rsid="0028e9c1" officeooo:paragraph-rsid="0028e9c1" style:font-weight-asian="bold" style:font-weight-complex="bold"/>
    </style:style>
    <style:style style:name="P27" style:family="paragraph" style:parent-style-name="Standard">
      <style:text-properties fo:font-weight="bold" officeooo:rsid="002a9757" officeooo:paragraph-rsid="002a9757" style:font-weight-asian="bold" style:font-weight-complex="bold"/>
    </style:style>
    <style:style style:name="P28" style:family="paragraph" style:parent-style-name="Standard">
      <style:text-properties fo:font-weight="bold" officeooo:rsid="002e51de" officeooo:paragraph-rsid="002e51de" style:font-weight-asian="bold" style:font-weight-complex="bold"/>
    </style:style>
    <style:style style:name="P29" style:family="paragraph" style:parent-style-name="Standard">
      <style:text-properties fo:font-weight="bold" officeooo:rsid="0034a109" officeooo:paragraph-rsid="0034a109" style:font-weight-asian="bold" style:font-weight-complex="bold"/>
    </style:style>
    <style:style style:name="P30" style:family="paragraph" style:parent-style-name="Standard">
      <style:text-properties fo:font-weight="bold" officeooo:rsid="003526d6" officeooo:paragraph-rsid="003526d6" style:font-weight-asian="bold" style:font-weight-complex="bold"/>
    </style:style>
    <style:style style:name="P31" style:family="paragraph" style:parent-style-name="Standard">
      <style:text-properties fo:font-weight="bold" officeooo:rsid="003de4d5" officeooo:paragraph-rsid="003de4d5" style:font-weight-asian="bold" style:font-weight-complex="bold"/>
    </style:style>
    <style:style style:name="P32" style:family="paragraph" style:parent-style-name="Standard">
      <style:text-properties fo:font-weight="bold" officeooo:rsid="0047dc9b" officeooo:paragraph-rsid="0047dc9b" style:font-weight-asian="bold" style:font-weight-complex="bold"/>
    </style:style>
    <style:style style:name="P33" style:family="paragraph" style:parent-style-name="Standard">
      <style:text-properties fo:font-weight="normal" officeooo:rsid="002a9757" officeooo:paragraph-rsid="002a9757" style:font-weight-asian="normal" style:font-weight-complex="normal"/>
    </style:style>
    <style:style style:name="P34" style:family="paragraph" style:parent-style-name="Standard">
      <style:text-properties fo:font-weight="normal" officeooo:rsid="002e51de" officeooo:paragraph-rsid="002e51de" style:font-weight-asian="normal" style:font-weight-complex="normal"/>
    </style:style>
    <style:style style:name="P35" style:family="paragraph" style:parent-style-name="Standard">
      <style:text-properties fo:font-weight="normal" officeooo:rsid="002f00bf" officeooo:paragraph-rsid="002f00bf" style:font-weight-asian="normal" style:font-weight-complex="normal"/>
    </style:style>
    <style:style style:name="P36" style:family="paragraph" style:parent-style-name="Standard">
      <style:text-properties fo:font-weight="normal" officeooo:rsid="003104cc" officeooo:paragraph-rsid="003104cc" style:font-weight-asian="normal" style:font-weight-complex="normal"/>
    </style:style>
    <style:style style:name="P37" style:family="paragraph" style:parent-style-name="Standard">
      <style:text-properties fo:font-weight="normal" officeooo:rsid="0034a109" officeooo:paragraph-rsid="0034a109" style:font-weight-asian="normal" style:font-weight-complex="normal"/>
    </style:style>
    <style:style style:name="P38" style:family="paragraph" style:parent-style-name="Standard">
      <style:text-properties fo:font-weight="normal" officeooo:rsid="003526d6" officeooo:paragraph-rsid="003526d6" style:font-weight-asian="normal" style:font-weight-complex="normal"/>
    </style:style>
    <style:style style:name="P39" style:family="paragraph" style:parent-style-name="Standard">
      <style:text-properties fo:font-weight="normal" officeooo:rsid="00274ace" officeooo:paragraph-rsid="0036f174" style:font-weight-asian="normal" style:font-weight-complex="normal"/>
    </style:style>
    <style:style style:name="P40" style:family="paragraph" style:parent-style-name="Standard">
      <style:text-properties fo:font-weight="normal" officeooo:rsid="0039df0c" officeooo:paragraph-rsid="0039df0c" style:font-weight-asian="normal" style:font-weight-complex="normal"/>
    </style:style>
    <style:style style:name="P41" style:family="paragraph" style:parent-style-name="Standard">
      <style:text-properties fo:font-weight="normal" officeooo:rsid="003bb357" officeooo:paragraph-rsid="003bb357" style:font-weight-asian="normal" style:font-weight-complex="normal"/>
    </style:style>
    <style:style style:name="P42" style:family="paragraph" style:parent-style-name="Standard">
      <style:text-properties fo:font-weight="normal" officeooo:rsid="003de4d5" officeooo:paragraph-rsid="003de4d5" style:font-weight-asian="normal" style:font-weight-complex="normal"/>
    </style:style>
    <style:style style:name="P43" style:family="paragraph" style:parent-style-name="Standard">
      <style:text-properties fo:font-weight="normal" officeooo:rsid="0041a17e" officeooo:paragraph-rsid="0041a17e" style:font-weight-asian="normal" style:font-weight-complex="normal"/>
    </style:style>
    <style:style style:name="P44" style:family="paragraph" style:parent-style-name="Standard">
      <style:text-properties fo:font-weight="normal" officeooo:rsid="0041a438" officeooo:paragraph-rsid="0041a438" style:font-weight-asian="normal" style:font-weight-complex="normal"/>
    </style:style>
    <style:style style:name="P45" style:family="paragraph" style:parent-style-name="Standard">
      <style:text-properties fo:font-weight="normal" officeooo:rsid="0047dc9b" officeooo:paragraph-rsid="0047dc9b" style:font-weight-asian="normal" style:font-weight-complex="normal"/>
    </style:style>
    <style:style style:name="P46" style:family="paragraph" style:parent-style-name="Standard">
      <style:text-properties fo:font-weight="normal" officeooo:rsid="004a3a52" officeooo:paragraph-rsid="004a3a52" style:font-weight-asian="normal" style:font-weight-complex="normal"/>
    </style:style>
    <style:style style:name="P47" style:family="paragraph" style:parent-style-name="Standard">
      <style:text-properties fo:font-weight="normal" officeooo:rsid="004ca338" officeooo:paragraph-rsid="004ca338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47dc9b" officeooo:paragraph-rsid="0047dc9b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47dc9b" officeooo:paragraph-rsid="004ca338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4ca338" officeooo:paragraph-rsid="004ca338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db157" officeooo:paragraph-rsid="004db157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5271c8" officeooo:paragraph-rsid="005271c8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56fe6b" officeooo:paragraph-rsid="0056fe6b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5a0cca" officeooo:paragraph-rsid="005a0cca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5a0cca" officeooo:paragraph-rsid="005bb8a9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5bbc63" officeooo:paragraph-rsid="005bbc63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5bbc63" officeooo:paragraph-rsid="005c81a5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5bbc63" officeooo:paragraph-rsid="005cdba2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5f7108" officeooo:paragraph-rsid="005f7108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5f79bd" officeooo:paragraph-rsid="005f79bd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62d3d0" officeooo:paragraph-rsid="0062d3d0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62d3d0" officeooo:paragraph-rsid="00643544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684759" officeooo:paragraph-rsid="00684759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728b8c" officeooo:paragraph-rsid="00728b8c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751308" officeooo:paragraph-rsid="00751308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766799" officeooo:paragraph-rsid="00766799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766799" officeooo:paragraph-rsid="00773f00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7843f3" officeooo:paragraph-rsid="007843f3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7b4edc" officeooo:paragraph-rsid="007b4edc" style:font-weight-asian="normal" style:font-weight-complex="normal"/>
    </style:style>
    <style:style style:name="P70" style:family="paragraph" style:parent-style-name="Standard">
      <style:text-properties style:text-underline-style="none" fo:font-weight="bold" officeooo:rsid="004db157" officeooo:paragraph-rsid="004db157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5a0cca" officeooo:paragraph-rsid="005a0cca" style:font-weight-asian="bold" style:font-weight-complex="bold"/>
    </style:style>
    <style:style style:name="P72" style:family="paragraph" style:parent-style-name="Standard">
      <style:text-properties style:text-underline-style="none" fo:font-weight="bold" officeooo:rsid="005bb8a9" officeooo:paragraph-rsid="005bb8a9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5bbc63" officeooo:paragraph-rsid="005bbc63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5c81a5" officeooo:paragraph-rsid="005c81a5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5cdba2" officeooo:paragraph-rsid="005cdba2" style:font-weight-asian="bold" style:font-weight-complex="bold"/>
    </style:style>
    <style:style style:name="P76" style:family="paragraph" style:parent-style-name="Standard">
      <style:text-properties style:text-underline-style="none" fo:font-weight="bold" officeooo:rsid="00751308" officeooo:paragraph-rsid="00751308" style:font-weight-asian="bold" style:font-weight-complex="bold"/>
    </style:style>
    <style:style style:name="P77" style:family="paragraph" style:parent-style-name="Standard">
      <style:text-properties style:text-underline-style="none" fo:font-weight="bold" officeooo:rsid="007843f3" officeooo:paragraph-rsid="007843f3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7b4edc" officeooo:paragraph-rsid="007b4edc" style:font-weight-asian="bold" style:font-weight-complex="bold"/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Heading">
      <style:paragraph-properties fo:break-before="page"/>
      <style:text-properties officeooo:paragraph-rsid="00155994"/>
    </style:style>
    <style:style style:name="P81" style:family="paragraph" style:parent-style-name="Contents_20_Heading">
      <style:paragraph-properties fo:break-before="page"/>
      <style:text-properties officeooo:paragraph-rsid="00274ace"/>
    </style:style>
    <style:style style:name="P82" style:family="paragraph" style:parent-style-name="Contents_20_Heading">
      <style:paragraph-properties fo:break-before="page"/>
      <style:text-properties officeooo:paragraph-rsid="0036f174"/>
    </style:style>
    <style:style style:name="P83" style:family="paragraph" style:parent-style-name="Contents_20_Heading">
      <style:paragraph-properties fo:break-before="page"/>
      <style:text-properties officeooo:paragraph-rsid="0054f49f"/>
    </style:style>
    <style:style style:name="P84" style:family="paragraph" style:parent-style-name="Contents_20_Heading">
      <style:paragraph-properties fo:break-before="page"/>
      <style:text-properties officeooo:paragraph-rsid="006da052"/>
    </style:style>
    <style:style style:name="P85" style:family="paragraph" style:parent-style-name="Standard" style:list-style-name="L1">
      <style:text-properties officeooo:rsid="0011629e" officeooo:paragraph-rsid="0011629e"/>
    </style:style>
    <style:style style:name="P86" style:family="paragraph" style:parent-style-name="Standard" style:list-style-name="L1">
      <style:text-properties officeooo:rsid="0011629e" officeooo:paragraph-rsid="00155994"/>
    </style:style>
    <style:style style:name="P87" style:family="paragraph" style:parent-style-name="Standard" style:list-style-name="L1">
      <style:text-properties officeooo:rsid="0023324e" officeooo:paragraph-rsid="0023324e"/>
    </style:style>
    <style:style style:name="P88" style:family="paragraph" style:parent-style-name="Standard" style:list-style-name="L1">
      <style:text-properties officeooo:rsid="00155994" officeooo:paragraph-rsid="00155994"/>
    </style:style>
    <style:style style:name="P89" style:family="paragraph" style:parent-style-name="Standard" style:list-style-name="L1">
      <style:text-properties officeooo:rsid="0022f4dc" officeooo:paragraph-rsid="0022f4dc"/>
    </style:style>
    <style:style style:name="P90" style:family="paragraph" style:parent-style-name="Standard" style:list-style-name="L1">
      <style:text-properties officeooo:rsid="00274ace" officeooo:paragraph-rsid="00274ace"/>
    </style:style>
    <style:style style:name="P91" style:family="paragraph" style:parent-style-name="Standard" style:list-style-name="L1">
      <style:text-properties officeooo:rsid="00372235" officeooo:paragraph-rsid="00372235"/>
    </style:style>
    <style:style style:name="P92" style:family="paragraph" style:parent-style-name="Standard" style:list-style-name="L1">
      <style:text-properties officeooo:rsid="004f4976" officeooo:paragraph-rsid="004f4976"/>
    </style:style>
    <style:style style:name="P93" style:family="paragraph" style:parent-style-name="Standard" style:list-style-name="L1">
      <style:text-properties style:text-underline-style="none" fo:font-weight="normal" officeooo:rsid="0054f49f" officeooo:paragraph-rsid="0054f49f" style:font-weight-asian="normal" style:font-weight-complex="normal"/>
    </style:style>
    <style:style style:name="P94" style:family="paragraph" style:parent-style-name="Standard" style:list-style-name="L1">
      <style:text-properties style:text-underline-style="none" fo:font-weight="normal" officeooo:rsid="0056a028" officeooo:paragraph-rsid="0056a028" style:font-weight-asian="normal" style:font-weight-complex="normal"/>
    </style:style>
    <style:style style:name="P95" style:family="paragraph" style:parent-style-name="Standard" style:list-style-name="L1">
      <style:text-properties style:text-underline-style="none" fo:font-weight="normal" officeooo:rsid="0056fe6b" officeooo:paragraph-rsid="0056fe6b" style:font-weight-asian="normal" style:font-weight-complex="normal"/>
    </style:style>
    <style:style style:name="P96" style:family="paragraph" style:parent-style-name="Standard" style:list-style-name="L1">
      <style:text-properties style:text-underline-style="none" fo:font-weight="normal" officeooo:rsid="0070ef7b" officeooo:paragraph-rsid="0070ef7b" style:font-weight-asian="normal" style:font-weight-complex="normal"/>
    </style:style>
    <style:style style:name="P97" style:family="paragraph" style:parent-style-name="Standard" style:list-style-name="L1">
      <style:text-properties style:text-underline-style="none" fo:font-weight="normal" officeooo:rsid="007132a0" officeooo:paragraph-rsid="007132a0" style:font-weight-asian="normal" style:font-weight-complex="normal"/>
    </style:style>
    <style:style style:name="P98" style:family="paragraph" style:parent-style-name="Standard" style:list-style-name="L1">
      <style:text-properties style:text-underline-style="none" fo:font-weight="normal" officeooo:rsid="00728b8c" officeooo:paragraph-rsid="00728b8c" style:font-weight-asian="normal" style:font-weight-complex="normal"/>
    </style:style>
    <style:style style:name="T1" style:family="text">
      <style:text-properties officeooo:rsid="0005e566"/>
    </style:style>
    <style:style style:name="T2" style:family="text">
      <style:text-properties officeooo:rsid="0007d1e2"/>
    </style:style>
    <style:style style:name="T3" style:family="text">
      <style:text-properties officeooo:rsid="000c6633"/>
    </style:style>
    <style:style style:name="T4" style:family="text">
      <style:text-properties officeooo:rsid="000d40f9"/>
    </style:style>
    <style:style style:name="T5" style:family="text">
      <style:text-properties officeooo:rsid="00108cd3"/>
    </style:style>
    <style:style style:name="T6" style:family="text">
      <style:text-properties officeooo:rsid="00145c6c"/>
    </style:style>
    <style:style style:name="T7" style:family="text">
      <style:text-properties officeooo:rsid="00155994"/>
    </style:style>
    <style:style style:name="T8" style:family="text">
      <style:text-properties officeooo:rsid="0019099e"/>
    </style:style>
    <style:style style:name="T9" style:family="text">
      <style:text-properties officeooo:rsid="001d21da"/>
    </style:style>
    <style:style style:name="T10" style:family="text">
      <style:text-properties officeooo:rsid="001dc79b"/>
    </style:style>
    <style:style style:name="T11" style:family="text">
      <style:text-properties officeooo:rsid="0020ae94"/>
    </style:style>
    <style:style style:name="T12" style:family="text">
      <style:text-properties officeooo:rsid="00214ed2"/>
    </style:style>
    <style:style style:name="T13" style:family="text">
      <style:text-properties officeooo:rsid="0024e2f4"/>
    </style:style>
    <style:style style:name="T14" style:family="text">
      <style:text-properties officeooo:rsid="00271abd"/>
    </style:style>
    <style:style style:name="T15" style:family="text">
      <style:text-properties officeooo:rsid="00274ace"/>
    </style:style>
    <style:style style:name="T16" style:family="text">
      <style:text-properties officeooo:rsid="002be6ca"/>
    </style:style>
    <style:style style:name="T17" style:family="text">
      <style:text-properties officeooo:rsid="002c82bd"/>
    </style:style>
    <style:style style:name="T18" style:family="text">
      <style:text-properties officeooo:rsid="00315487"/>
    </style:style>
    <style:style style:name="T19" style:family="text">
      <style:text-properties officeooo:rsid="0032de92"/>
    </style:style>
    <style:style style:name="T20" style:family="text">
      <style:text-properties officeooo:rsid="0035e75f"/>
    </style:style>
    <style:style style:name="T21" style:family="text">
      <style:text-properties officeooo:rsid="0036f174"/>
    </style:style>
    <style:style style:name="T22" style:family="text">
      <style:text-properties officeooo:rsid="003bb357"/>
    </style:style>
    <style:style style:name="T23" style:family="text">
      <style:text-properties officeooo:rsid="003d77ad"/>
    </style:style>
    <style:style style:name="T24" style:family="text">
      <style:text-properties officeooo:rsid="0041a438"/>
    </style:style>
    <style:style style:name="T25" style:family="text">
      <style:text-properties officeooo:rsid="00433e85"/>
    </style:style>
    <style:style style:name="T26" style:family="text">
      <style:text-properties officeooo:rsid="0044fd90"/>
    </style:style>
    <style:style style:name="T27" style:family="text">
      <style:text-properties style:text-underline-style="none"/>
    </style:style>
    <style:style style:name="T28" style:family="text">
      <style:text-properties officeooo:rsid="004a3a52"/>
    </style:style>
    <style:style style:name="T29" style:family="text">
      <style:text-properties officeooo:rsid="004b993e"/>
    </style:style>
    <style:style style:name="T30" style:family="text">
      <style:text-properties officeooo:rsid="004ca338"/>
    </style:style>
    <style:style style:name="T31" style:family="text">
      <style:text-properties officeooo:rsid="00529072"/>
    </style:style>
    <style:style style:name="T32" style:family="text">
      <style:text-properties officeooo:rsid="0054f49f"/>
    </style:style>
    <style:style style:name="T33" style:family="text">
      <style:text-properties officeooo:rsid="0056a028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5bb8a9" style:font-weight-asian="bold" style:font-weight-complex="bold"/>
    </style:style>
    <style:style style:name="T36" style:family="text">
      <style:text-properties fo:font-weight="bold" officeooo:rsid="005c81a5" style:font-weight-asian="bold" style:font-weight-complex="bold"/>
    </style:style>
    <style:style style:name="T37" style:family="text">
      <style:text-properties fo:font-weight="bold" officeooo:rsid="005cdba2" style:font-weight-asian="bold" style:font-weight-complex="bold"/>
    </style:style>
    <style:style style:name="T38" style:family="text">
      <style:text-properties fo:font-weight="bold" officeooo:rsid="0066f4d9" style:font-weight-asian="bold" style:font-weight-complex="bold"/>
    </style:style>
    <style:style style:name="T39" style:family="text">
      <style:text-properties fo:font-weight="bold" officeooo:rsid="00766799" style:font-weight-asian="bold" style:font-weight-complex="bold"/>
    </style:style>
    <style:style style:name="T40" style:family="text">
      <style:text-properties officeooo:rsid="005bb8a9"/>
    </style:style>
    <style:style style:name="T41" style:family="text">
      <style:text-properties officeooo:rsid="005c81a5"/>
    </style:style>
    <style:style style:name="T42" style:family="text">
      <style:text-properties officeooo:rsid="005cdba2"/>
    </style:style>
    <style:style style:name="T43" style:family="text">
      <style:text-properties officeooo:rsid="00601bde"/>
    </style:style>
    <style:style style:name="T44" style:family="text">
      <style:text-properties officeooo:rsid="006182ed"/>
    </style:style>
    <style:style style:name="T45" style:family="text">
      <style:text-properties officeooo:rsid="00643544"/>
    </style:style>
    <style:style style:name="T46" style:family="text">
      <style:text-properties officeooo:rsid="006a0c3f"/>
    </style:style>
    <style:style style:name="T47" style:family="text">
      <style:text-properties officeooo:rsid="006ae2d1"/>
    </style:style>
    <style:style style:name="T48" style:family="text">
      <style:text-properties officeooo:rsid="006da052"/>
    </style:style>
    <style:style style:name="T49" style:family="text">
      <style:text-properties officeooo:rsid="006eb829"/>
    </style:style>
    <style:style style:name="T50" style:family="text">
      <style:text-properties officeooo:rsid="007132a0"/>
    </style:style>
    <style:style style:name="T51" style:family="text">
      <style:text-properties officeooo:rsid="00751308"/>
    </style:style>
    <style:style style:name="T52" style:family="text">
      <style:text-properties officeooo:rsid="007646af"/>
    </style:style>
    <style:style style:name="T53" style:family="text">
      <style:text-properties officeooo:rsid="00766799"/>
    </style:style>
    <style:style style:name="T54" style:family="text">
      <style:text-properties officeooo:rsid="00773f00"/>
    </style:style>
    <style:style style:name="T55" style:family="text">
      <style:text-properties officeooo:rsid="00d08ae3"/>
    </style:style>
    <style:style style:name="T56" style:family="text">
      <style:text-properties officeooo:rsid="007884b9"/>
    </style:style>
    <style:style style:name="T57" style:family="text">
      <style:text-properties officeooo:rsid="007d0faf"/>
    </style:style>
    <style:style style:name="T58" style:family="text">
      <style:text-properties officeooo:rsid="007d9985"/>
    </style:style>
    <style:style style:name="T59" style:family="text">
      <style:text-properties officeooo:rsid="007de383"/>
    </style:style>
    <style:style style:name="T60" style:family="text">
      <style:text-properties officeooo:rsid="00825260"/>
    </style:style>
    <style:style style:name="T61" style:family="text">
      <style:text-properties officeooo:rsid="0084d2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S GODOT ROGUELIKE</text:p>
      <text:p text:style-name="P1"/>
      <text:p text:style-name="Contents_20_Heading"/>
      <text:p text:style-name="P79">Step 1 - <text:span text:style-name="T6">Let's Crawl!</text:span></text:p>
      <text:p text:style-name="P8">Goals:</text:p>
      <text:list xml:id="list3348801019892735639" text:style-name="L1">
        <text:list-item>
          <text:p text:style-name="P85">Set up new project</text:p>
        </text:list-item>
        <text:list-item>
          <text:p text:style-name="P87">Define file structure</text:p>
        </text:list-item>
        <text:list-item>
          <text:p text:style-name="P85">Build a Map</text:p>
        </text:list-item>
        <text:list-item>
          <text:p text:style-name="P85">Build a Player</text:p>
        </text:list-item>
        <text:list-item>
          <text:p text:style-name="P85">Move Player around Map; step across floors, collide with walls</text:p>
        </text:list-item>
      </text:list>
      <text:p text:style-name="P1">New Project</text:p>
      <text:p text:style-name="P1">-Project Settings: Image Loader: Disable Filter/Mipmaps</text:p>
      <text:p text:style-name="P1"/>
      <text:p text:style-name="P20">File Structure</text:p>
      <text:p text:style-name="P20"><text:tab/>Because of how Godot handles file dependencies, moving files around in your project folder leads to broken dependencies that need to be fixed. So we want to establish a good file structure early, and stick to it as best we can.</text:p>
      <text:p text:style-name="P20">-No game files in the root folder: Everything has a folder to live in</text:p>
      <text:p text:style-name="P20">-Scenes get dedicated folders: Foo.tscn/Foo.gd go into <text:span text:style-name="T14">res://</text:span>scenes/Foo/Foo.tscn .. Foo.gd</text:p>
      <text:p text:style-name="P20"/>
      <text:p text:style-name="P20">global: Singleton scripts</text:p>
      <text:p text:style-name="P20">graphics: All graphics</text:p>
      <text:p text:style-name="P20"><text:tab/>dungeon: Dungeon tiles</text:p>
      <text:p text:style-name="P20"><text:tab/><text:tab/>floors</text:p>
      <text:p text:style-name="P20"><text:tab/><text:tab/>walls</text:p>
      <text:p text:style-name="P20"><text:tab/>monster: Monster/NPC tiles</text:p>
      <text:p text:style-name="P20"><text:tab/>player: Player-specific tiles</text:p>
      <text:p text:style-name="P21">objects: Object-specific scenes/scripts</text:p>
      <text:p text:style-name="P21"><text:tab/>components: Generic Object and component scenes</text:p>
      <text:p text:style-name="P21"><text:tab/><text:span text:style-name="T13">monsters: Monster/NPC scenes</text:span></text:p>
      <text:p text:style-name="P21"><text:tab/><text:span text:style-name="T13">player: Player scene</text:span></text:p>
      <text:p text:style-name="P22">scenes: "Stage" type scenes (non-Object, non-GUI, etc)</text:p>
      <text:p text:style-name="P22"><text:tab/>Map: Map scene</text:p>
      <text:p text:style-name="P23">tilesets: Tileset edit scenes and tileset resources</text:p>
      <text:p text:style-name="P23"/>
      <text:p text:style-name="P1"/>
      <text:p text:style-name="P2">Graphics</text:p>
      <text:p text:style-name="P2">graphics/dungeon/wall: Wall Tile</text:p>
      <text:p text:style-name="P2">graphics/dungeon/floor: Floor Tile</text:p>
      <text:p text:style-name="P2">graphics/player/base Human Sprite</text:p>
      <text:p text:style-name="P3">graphics/player/base <text:span text:style-name="T1">Shadow</text:span> Sprite</text:p>
      <text:p text:style-name="P3"/>
      <text:p text:style-name="P4">Tile Scene</text:p>
      <text:p text:style-name="P4">-tileset with Wall/Floor tiles</text:p>
      <text:p text:style-name="P3"/>
      <text:p text:style-name="P4">Map Scene</text:p>
      <text:p text:style-name="P4">-TileMap: size 32x32, BasicTiles</text:p>
      <text:p text:style-name="P4">-Paint a Map, fun n easy</text:p>
      <text:p text:style-name="P4">-<text:span text:style-name="T3">Project Settings: set as main_scene</text:span></text:p>
      <text:p text:style-name="P4"/>
      <text:p text:style-name="P4"><text:soft-page-break/>Player Scene</text:p>
      <text:p text:style-name="P4">-Node2D "Player"</text:p>
      <text:p text:style-name="P4">--Sprite "Sprite" Human sprite</text:p>
      <text:p text:style-name="P4">--Sprite "Shadow" behind parent</text:p>
      <text:p text:style-name="P6">(instance into Map)</text:p>
      <text:p text:style-name="P4">-<text:span text:style-name="T2">Script:</text:span></text:p>
      <text:p text:style-name="P4"><text:tab/><text:span text:style-name="T5">global map ref</text:span></text:p>
      <text:p text:style-name="P4"><text:tab/><text:span text:style-name="T2">process input (arrow keys)</text:span></text:p>
      <text:p text:style-name="P4"><text:tab/><text:span text:style-name="T2">set_position based on map parent</text:span></text:p>
      <text:p text:style-name="P4"/>
      <text:p text:style-name="P5"><text:tab/><text:span text:style-name="T4">get_map_pos()</text:span></text:p>
      <text:p text:style-name="P14"><text:tab/>set_map_pos(cell)</text:p>
      <text:p text:style-name="P4"><text:tab/><text:span text:style-name="T5">step(dir)</text:span></text:p>
      <text:p text:style-name="P4"/>
      <text:p text:style-name="P7">Map Scene</text:p>
      <text:p text:style-name="P7">-Script:</text:p>
      <text:p text:style-name="P7"><text:tab/>return blocked status of a cell</text:p>
      <text:p text:style-name="P7"><text:tab/></text:p>
      <text:p text:style-name="P7"><text:tab/>is_blocked(cell)</text:p>
      <text:p text:style-name="P7"/>
      <text:p text:style-name="P7">Player Scene</text:p>
      <text:p text:style-name="P7">-add map.is_blocked() check to step()</text:p>
      <text:p text:style-name="P80">Step <text:span text:style-name="T7">2</text:span> - <text:span text:style-name="T7">Generalize</text:span></text:p>
      <text:p text:style-name="P9">Goals:</text:p>
      <text:list xml:id="list125141778314606" text:continue-numbering="true" text:style-name="L1">
        <text:list-item>
          <text:p text:style-name="P88">Build RPG singleton</text:p>
        </text:list-item>
        <text:list-item>
          <text:p text:style-name="P88">Mutate Player to general Object</text:p>
        </text:list-item>
        <text:list-item>
          <text:p text:style-name="P86">Build a<text:span text:style-name="T7">nother object</text:span></text:p>
        </text:list-item>
        <text:list-item>
          <text:p text:style-name="P89">Blocking objects provide collision</text:p>
        </text:list-item>
      </text:list>
      <text:p text:style-name="P9"/>
      <text:p text:style-name="P15">RPG.gd singleton <text:span text:style-name="T10">(global/RPG.gd)</text:span></text:p>
      <text:p text:style-name="P15"><text:tab/>global pointers</text:p>
      <text:p text:style-name="P15"><text:tab/><text:tab/>map</text:p>
      <text:p text:style-name="P15"><text:tab/><text:tab/>player</text:p>
      <text:p text:style-name="P15"/>
      <text:p text:style-name="P18">Object component <text:span text:style-name="T10">(objects/components/Object)</text:span></text:p>
      <text:p text:style-name="P15"><text:tab/>Save Player.tscn as Object.tscn <text:span text:style-name="T8">(delete Shadow sprite)</text:span></text:p>
      <text:p text:style-name="P15"><text:tab/>Save Player.gd as Object.gd <text:span text:style-name="T12">(delete Player.gd)</text:span></text:p>
      <text:p text:style-name="P18"><text:tab/>add to group 'objects'</text:p>
      <text:p text:style-name="P15"/>
      <text:p text:style-name="P15">Controller component <text:span text:style-name="T10">(objects/components/Controller)</text:span></text:p>
      <text:p text:style-name="P15">Node: Script</text:p>
      <text:p text:style-name="P15"><text:tab/>-var object = get_parent() <text:s/>pointer to parent Object</text:p>
      <text:p text:style-name="P15"><text:tab/>-Cut/paste _ready() and _input() from Object.gd to Controller.gd</text:p>
      <text:p text:style-name="P15"><text:tab/>-Modify code to apply movement to object</text:p>
      <text:p text:style-name="P15"/>
      <text:p text:style-name="P16">Re-factor Player scene <text:span text:style-name="T10">(objects/Player)</text:span></text:p>
      <text:p text:style-name="P16"><text:tab/>base Object</text:p>
      <text:p text:style-name="P16"><text:tab/>Controller component</text:p>
      <text:p text:style-name="P16"/>
      <text:p text:style-name="P17">Object script</text:p>
      <text:p text:style-name="P17"><text:tab/><text:span text:style-name="T9">export </text:span>var name</text:p>
      <text:p text:style-name="P17"><text:tab/><text:span text:style-name="T9">export </text:span>var blocks_movement</text:p>
      <text:p text:style-name="P17"/>
      <text:p text:style-name="P19">Map script</text:p>
      <text:p text:style-name="P19"><text:tab/>include blocking objects in is_blocked()</text:p>
      <text:p text:style-name="P19"><text:tab/><text:tab/><text:span text:style-name="T11">get_objects_in_cell(cell)</text:span></text:p>
      <text:p text:style-name="P19"><text:tab/>is_blocked() becomes is_wall()</text:p>
      <text:p text:style-name="P81">Step <text:span text:style-name="T15">3</text:span> – <text:span text:style-name="T15">Dungeon Generator</text:span></text:p>
      <text:p text:style-name="P10">Goals:</text:p>
      <text:list xml:id="list125139997926567" text:continue-numbering="true" text:style-name="L1">
        <text:list-item>
          <text:p text:style-name="P90">Give Player a camera, torch &amp; improved Controller</text:p>
        </text:list-item>
        <text:list-item>
          <text:p text:style-name="P90">Build DungeonGen singleton</text:p>
        </text:list-item>
        <text:list-item>
          <text:p text:style-name="P90">Use Tilesethelper plug-in to build big DungeonTile tileset (with light occluders)</text:p>
        </text:list-item>
        <text:list-item>
          <text:p text:style-name="P90">Paint procedural Map from generated dungeon</text:p>
        </text:list-item>
      </text:list>
      <text:p text:style-name="P24"/>
      <text:p text:style-name="P26">Improving on Player</text:p>
      <text:p text:style-name="P25"/>
      <text:p text:style-name="P25">Movement, Actions, Diagonal Movement</text:p>
      <text:p text:style-name="P25"><text:tab/>Project Settings&gt;InputMap: Add actions for 8-directional movement</text:p>
      <text:p text:style-name="P25"><text:tab/>event.scancode checks become event.is_action_pressed() checks</text:p>
      <text:p text:style-name="P25"/>
      <text:p text:style-name="P25">The Camera</text:p>
      <text:p text:style-name="P25"><text:tab/>Player scene</text:p>
      <text:p text:style-name="P25"><text:tab/>add Camera2D node: Drag Margin / Smoothing</text:p>
      <text:p text:style-name="P25">The Torch</text:p>
      <text:p text:style-name="P25"><text:tab/>Player scene</text:p>
      <text:p text:style-name="P25"><text:tab/>add Light2D node: halo texture, light settings</text:p>
      <text:p text:style-name="P25"/>
      <text:p text:style-name="P25"><text:tab/>BasicTile_edit scene</text:p>
      <text:p text:style-name="P25"><text:tab/>add LightOccluder box to Wall tile</text:p>
      <text:p text:style-name="P25"><text:tab/><text:tab/>save &amp; convert!</text:p>
      <text:p text:style-name="P25"/>
      <text:p text:style-name="P25"><text:tab/>Map scene</text:p>
      <text:p text:style-name="P25"><text:tab/>add CanvasModulate node: create ambient darkness</text:p>
      <text:p text:style-name="P25"/>
      <text:p text:style-name="P27">DungeonGen Go!</text:p>
      <text:p text:style-name="P27"/>
      <text:p text:style-name="P33">DungeonGen.gd (global)</text:p>
      <text:p text:style-name="P33"><text:tab/>Constants: MAP_SIZE = Vector2(30,20)</text:p>
      <text:p text:style-name="P33"><text:tab/>Build 2D intArray "DataMap"</text:p>
      <text:p text:style-name="P33"><text:tab/><text:tab/><text:span text:style-name="T16">build_data()</text:span></text:p>
      <text:p text:style-name="P33"><text:tab/>Write on DataMap</text:p>
      <text:p text:style-name="P33"><text:tab/><text:tab/><text:span text:style-name="T16">set_cell_data(cell, data)</text:span></text:p>
      <text:p text:style-name="P33"/>
      <text:p text:style-name="P33"><text:tab/></text:p>
      <text:p text:style-name="P33"><text:tab/>Define Rooms</text:p>
      <text:p text:style-name="P33"><text:tab/><text:tab/><text:span text:style-name="T16">var room = Rect2</text:span></text:p>
      <text:p text:style-name="P33"><text:tab/><text:tab/>Define StartPos(player's initial placement<text:span text:style-name="T16">)</text:span></text:p>
      <text:p text:style-name="P33"><text:tab/><text:tab/></text:p>
      <text:p text:style-name="P33"><text:tab/>Carve Rooms</text:p>
      <text:p text:style-name="P33"><text:tab/><text:tab/><text:span text:style-name="T16">carve_room(room)</text:span></text:p>
      <text:p text:style-name="P33"><text:tab/><text:tab/><text:tab/><text:span text:style-name="T16">set_cell_data() on room cells</text:span></text:p>
      <text:p text:style-name="P33"><text:tab/>Carve Halls</text:p>
      <text:p text:style-name="P33"><text:tab/><text:tab/><text:span text:style-name="T16">carve_h_hall(x1,x2,y)</text:span></text:p>
      <text:p text:style-name="P33"><text:tab/><text:tab/><text:span text:style-name="T16">carve_v_hall(y1,y2,x)</text:span></text:p>
      <text:p text:style-name="P33"><text:soft-page-break/><text:tab/><text:tab/><text:span text:style-name="T16">Carve L-halls between rooms</text:span></text:p>
      <text:p text:style-name="P33"/>
      <text:p text:style-name="P33"><text:tab/><text:span text:style-name="T17">Output dungeon to text file?</text:span></text:p>
      <text:p text:style-name="P33"/>
      <text:p text:style-name="P28">Map Painter</text:p>
      <text:p text:style-name="P34"/>
      <text:p text:style-name="P34">DungeonTile_edit</text:p>
      <text:p text:style-name="P34"><text:tab/>Get Tilesethelper</text:p>
      <text:p text:style-name="P34"><text:tab/>Select Walls/Floors to use</text:p>
      <text:p text:style-name="P34"><text:tab/><text:tab/>Import walls/floors seperately; give walls LightOccluders</text:p>
      <text:p text:style-name="P34"/>
      <text:p text:style-name="P35">TileFamily singleton</text:p>
      <text:p text:style-name="P35"><text:tab/><text:span text:style-name="T19">var</text:span> FAMILY = [FLOOR_FAMILY, WALL_FAMILY]</text:p>
      <text:p text:style-name="P35"><text:tab/>const FLOOR(WALL)_FAMILY = [idx_first, idx_last]</text:p>
      <text:p text:style-name="P35"/>
      <text:p text:style-name="P36">Map scene</text:p>
      <text:p text:style-name="P36"><text:tab/><text:span text:style-name="T18">delete Player &amp; Jeff</text:span></text:p>
      <text:p text:style-name="P36"><text:tab/>draw_map()</text:p>
      <text:p text:style-name="P36"><text:tab/><text:tab/>get DungeonGen.Datamap</text:p>
      <text:p text:style-name="P36"><text:tab/><text:tab/>set TileFamily</text:p>
      <text:p text:style-name="P36"><text:tab/><text:tab/>set cells to replicate datamap</text:p>
      <text:p text:style-name="P36"/>
      <text:p text:style-name="P29">Spawning Minions</text:p>
      <text:p text:style-name="P37"/>
      <text:p text:style-name="P37">Object script</text:p>
      <text:p text:style-name="P37"><text:tab/>spawn(map,cell)</text:p>
      <text:p text:style-name="P37"><text:tab/><text:tab/>adds self to map</text:p>
      <text:p text:style-name="P37"><text:tab/><text:tab/>set_map_pos(cell)</text:p>
      <text:p text:style-name="P37"/>
      <text:p text:style-name="P37">Map script</text:p>
      <text:p text:style-name="P37"><text:tab/>spawn_object(partial_path, cell)</text:p>
      <text:p text:style-name="P37"><text:tab/><text:tab/>create full path ('res://objects/'+partial_path+'.tscn')</text:p>
      <text:p text:style-name="P37"><text:tab/><text:tab/>verify file exists. Break and alert if not</text:p>
      <text:p text:style-name="P37"><text:tab/><text:tab/>instan<text:span text:style-name="T20">c</text:span>iate object</text:p>
      <text:p text:style-name="P37"><text:tab/><text:tab/>object.spawn(self,cell)</text:p>
      <text:p text:style-name="P37"/>
      <text:p text:style-name="P30">Putting it Together</text:p>
      <text:p text:style-name="P38"/>
      <text:p text:style-name="P38">Map scene</text:p>
      <text:p text:style-name="P38"><text:tab/>_ready()</text:p>
      <text:p text:style-name="P38"><text:tab/><text:tab/>DungeonGen.generate()</text:p>
      <text:p text:style-name="P38"><text:tab/><text:tab/>draw_map()</text:p>
      <text:p text:style-name="P38"><text:tab/><text:tab/>spawn_object('Player/Player', DungeonGen.start_pos)</text:p>
      <text:p text:style-name="P82">Step <text:span text:style-name="T21">4</text:span> – <text:span text:style-name="T21">Fog of War</text:span></text:p>
      <text:p text:style-name="P11">Goals:</text:p>
      <text:list xml:id="list125140170572055" text:continue-numbering="true" text:style-name="L1">
        <text:list-item>
          <text:p text:style-name="P91">Build a Fogmap that reveals discovered cells</text:p>
        </text:list-item>
        <text:list-item>
          <text:p text:style-name="P92">Use FOVGen to calculate FOV</text:p>
        </text:list-item>
        <text:list-item>
          <text:p text:style-name="P91">Alter Objects to hide or show depending on their visibility</text:p>
        </text:list-item>
        <text:list-item>
          <text:p text:style-name="P91">have FOV recalculate as the player changes position</text:p>
        </text:list-item>
        <text:list-item>
          <text:p text:style-name="P92">have DungeonGen randomly place two different items in each room</text:p>
        </text:list-item>
      </text:list>
      <text:p text:style-name="P39"/>
      <text:p text:style-name="P31">POV and FOV and Fog</text:p>
      <text:p text:style-name="P39"/>
      <text:p text:style-name="P40">FogSet_edit scene</text:p>
      <text:p text:style-name="P40"><text:tab/>-just one tile: fog</text:p>
      <text:p text:style-name="P40"><text:tab/>-fog tile is oversized and feather-edged</text:p>
      <text:p text:style-name="P39"/>
      <text:p text:style-name="P40">Map scene</text:p>
      <text:p text:style-name="P40"><text:tab/>-New node TileMap "Fogmap"</text:p>
      <text:p text:style-name="P38"><text:tab/>-<text:span text:style-name="T22">Fog tiles should paint over Map, but under Objects</text:span></text:p>
      <text:p text:style-name="P38"/>
      <text:p text:style-name="P41">Fogmap script</text:p>
      <text:p text:style-name="P41"><text:tab/><text:span text:style-name="T28">func fill(): fills the map size with fog tiles</text:span></text:p>
      <text:p text:style-name="P41"><text:tab/><text:span text:style-name="T28">func reveal(cells): <text:s/>remove fog on cells</text:span></text:p>
      <text:p text:style-name="P41"><text:tab/><text:tab/><text:span text:style-name="T23">by its nature, it will keep all discovered cells revealed</text:span></text:p>
      <text:p text:style-name="P38"/>
      <text:p text:style-name="P46">FOVGen singleton</text:p>
      <text:p text:style-name="P46"><text:tab/>plug-and-play script: download the file and place it in res://global/</text:p>
      <text:p text:style-name="P46"><text:tab/><text:span text:style-name="T29">Takes a big mess of arguments, but you only need to set it up once!</text:span></text:p>
      <text:p text:style-name="P38"/>
      <text:p text:style-name="P31">Action and Reaction</text:p>
      <text:p text:style-name="P42"/>
      <text:p text:style-name="P42">Object scene</text:p>
      <text:p text:style-name="P42"><text:tab/>signal object_moved()</text:p>
      <text:p text:style-name="P42"><text:tab/>emit signal when map position changes</text:p>
      <text:p text:style-name="P42"/>
      <text:p text:style-name="P42">Map scene / <text:span text:style-name="T28">Fogmap</text:span></text:p>
      <text:p text:style-name="P42"><text:tab/>connect Player object_moved signal, function calculates fov</text:p>
      <text:p text:style-name="P42"><text:tab/><text:span text:style-name="T29">func _on_player_pos_changed(player)</text:span></text:p>
      <text:p text:style-name="P42"/>
      <text:p text:style-name="P43">Later we want to use a similar signal to fire when the player acts, to trigger the action of other actors. <text:span text:style-name="T24">Set this up now..</text:span></text:p>
      <text:p text:style-name="P43"/>
      <text:p text:style-name="P44">Object scene</text:p>
      <text:p text:style-name="P44"><text:tab/>signal acted(action): <text:span text:style-name="T26">pass String describing action</text:span></text:p>
      <text:p text:style-name="P44"><text:tab/><text:span text:style-name="T25">emit acted signal on all actions (including where emitting object_moved)</text:span></text:p>
      <text:p text:style-name="P44"><text:tab/><text:span text:style-name="T25">have WAIT action emit acted("wait"), and not much else</text:span></text:p>
      <text:p text:style-name="P44">Map scene</text:p>
      <text:p text:style-name="P44"><text:tab/>connect Player acted signal, use dummy function for now</text:p>
      <text:p text:style-name="P44"/>
      <text:p text:style-name="P44"><text:soft-page-break/></text:p>
      <text:p text:style-name="P44"/>
      <text:p text:style-name="P32">Object Visibility</text:p>
      <text:p text:style-name="P32"/>
      <text:p text:style-name="P47">We need rules to govern whether or not an object is visible (drawn on the screen):</text:p>
      <text:p text:style-name="P47"><text:tab/>Objects not within our FOV are hidden</text:p>
      <text:p text:style-name="P47"><text:tab/>Some Objects (stairs, items..) remain visible outside of FOV, but only after they've been "discovered"</text:p>
      <text:p text:style-name="P47"/>
      <text:p text:style-name="P45"/>
      <text:p text:style-name="P45">Object script</text:p>
      <text:p text:style-name="P45"><text:tab/>new member 'var seen = false setget _<text:span text:style-name="T27">set_seen'</text:span></text:p>
      <text:p text:style-name="P48"><text:tab/><text:span text:style-name="T30">new member 'export(bool) var stay_visible = false'</text:span></text:p>
      <text:p text:style-name="P48"><text:tab/><text:span text:style-name="T30">new member 'var discovered = false'</text:span></text:p>
      <text:p text:style-name="P48"/>
      <text:p text:style-name="P49"><text:tab/><text:span text:style-name="T30">func _set_seen(what):<text:line-break/><text:tab/><text:tab/>seen = what<text:line-break/><text:tab/><text:tab/>set_hidden(not seen)<text:line-break/><text:tab/><text:tab/># Discover if seen for the first time<text:line-break/><text:tab/><text:tab/>if seen and not discovered:<text:line-break/><text:tab/><text:tab/><text:tab/>discovered = true</text:span></text:p>
      <text:p text:style-name="P48"/>
      <text:p text:style-name="P50">Map scene / Fogmap</text:p>
      <text:p text:style-name="P50"><text:tab/>_on_player_pos_changed:</text:p>
      <text:p text:style-name="P50"><text:tab/># Process Object visibility<text:line-break/><text:tab/>for node in get_tree().get_nodes_in_group('objects'):<text:line-break/><text:tab/><text:tab/>node.seen = node.get_map_pos() in cells<text:line-break/><text:tab/><text:tab/># Keep discovered stay_visible objects seen<text:line-break/><text:tab/><text:tab/>if node.discovered and node.stay_visible:<text:line-break/><text:tab/><text:tab/><text:tab/>node.seen = true</text:p>
      <text:p text:style-name="P50"/>
      <text:p text:style-name="P70">Jeffs &amp; Things &amp; You</text:p>
      <text:p text:style-name="P50"/>
      <text:p text:style-name="P51">New Object: Thing</text:p>
      <text:p text:style-name="P51"><text:tab/>Open objects/components/Object/Object.tscn</text:p>
      <text:p text:style-name="P51"><text:tab/>Save as objects/items/Thing.tscn</text:p>
      <text:p text:style-name="P51"><text:tab/>Rename</text:p>
      <text:p text:style-name="P51"><text:tab/>Bring in a graphic (whatever you think a Thing looks like)</text:p>
      <text:p text:style-name="P51"><text:tab/>Check Stay Visible</text:p>
      <text:p text:style-name="P51"/>
      <text:p text:style-name="P51">DungeonGen script</text:p>
      <text:p text:style-name="P51"><text:tab/>func place_monsters(room):<text:line-break/><text:tab/><text:tab/>var x = RPG.roll(room.pos.x+1, room.end.x-2)<text:line-break/><text:tab/><text:tab/>var y = RPG.roll(room.pos.y+1, room.end.y-2)<text:line-break/><text:tab/><text:tab/>var pos = Vector2(x,y)<text:line-break/><text:tab/><text:tab/>RPG.map.spawn_object('monsters/Human', pos)</text:p>
      <text:p text:style-name="P51"/>
      <text:p text:style-name="P51"><text:tab/>func place_items(room):<text:line-break/><text:tab/><text:tab/>var x = RPG.roll(room.pos.x+1, room.end.x-2)<text:line-break/><text:soft-page-break/><text:tab/><text:tab/>var y = RPG.roll(room.pos.y+1, room.end.y-2)<text:line-break/><text:tab/><text:tab/>var pos = Vector2(x,y)<text:line-break/><text:tab/><text:tab/>RPG.map.spawn_object('items/Thing', pos)</text:p>
      <text:p text:style-name="P51"/>
      <text:p text:style-name="P51">Humans will only be visible while in your FOV. Things will become visible when first seen, and remain visible after they leave your FOV.</text:p>
      <text:p text:style-name="P51"/>
      <text:p text:style-name="P52">Finishing Touch:</text:p>
      <text:p text:style-name="P52"><text:tab/>Project Settings &gt; Render: set default_clear_color to BLACK <text:span text:style-name="T31">(or match fog color)</text:span></text:p>
      <text:p text:style-name="P83">Step <text:span text:style-name="T32">5</text:span> – <text:span text:style-name="T48">Round 1...Fight!</text:span></text:p>
      <text:p text:style-name="P12">Goals:</text:p>
      <text:list xml:id="list125140620012506" text:continue-numbering="true" text:style-name="L1">
        <text:list-item>
          <text:p text:style-name="P93">have the player interact with blocking Objects by 'bumping' them</text:p>
        </text:list-item>
        <text:list-item>
          <text:p text:style-name="P93">have other Objects take action after the player acts (turn-based system)</text:p>
        </text:list-item>
        <text:list-item>
          <text:p text:style-name="P93">Build the Fighter component <text:span text:style-name="T49">with placeholder fighting function</text:span></text:p>
        </text:list-item>
        <text:list-item>
          <text:p text:style-name="P93">alter bumping <text:span text:style-name="T33">to only affect Objects with a Fighter component</text:span></text:p>
        </text:list-item>
        <text:list-item>
          <text:p text:style-name="P94">alter action-taking to only include nodes in "actors" group</text:p>
        </text:list-item>
        <text:list-item>
          <text:p text:style-name="P95">BONUS: Blood spawning?</text:p>
        </text:list-item>
      </text:list>
      <text:p text:style-name="P53"/>
      <text:p text:style-name="P53"/>
      <text:p text:style-name="P71">Bumping Objects</text:p>
      <text:p text:style-name="P54"><text:tab/>Map script</text:p>
      <text:p text:style-name="P54"><text:tab/><text:tab/>is_cell_blocked(cell): <text:s/>Change to return Object if blocking Object in cell</text:p>
      <text:p text:style-name="P54"><text:tab/><text:tab/><text:tab/>var blocks = is_wall(cell)<text:line-break/><text:tab/>var objects = get_objects_in_cell(cell)<text:line-break/><text:tab/>for obj in objects:<text:line-break/><text:tab/><text:tab/>if obj.blocks_movement:<text:line-break/><text:tab/><text:tab/><text:tab/><text:span text:style-name="T34">blocks = obj</text:span><text:line-break/><text:tab/>return blocks</text:p>
      <text:p text:style-name="P54"/>
      <text:p text:style-name="P54"><text:tab/><text:span text:style-name="T40">Object script</text:span></text:p>
      <text:p text:style-name="P55"><text:tab/><text:tab/><text:span text:style-name="T40">func step(dir): <text:s/>Change to identify blocking Objects and bump them<text:line-break/><text:tab/><text:tab/><text:tab/>dir.x = clamp(dir.x, -1, 1)<text:line-break/><text:tab/><text:tab/><text:tab/>dir.y = clamp(dir.y, -1, 1)<text:line-break/><text:tab/><text:tab/><text:tab/>var new_cell = get_map_pos() + dir<text:line-break/><text:tab/><text:tab/><text:tab/></text:span><text:span text:style-name="T35">var blocker = RPG.map.is_cell_blocked(new_cell)<text:line-break/><text:tab/><text:tab/><text:tab/>if typeof(blocker)==TYPE_OBJECT:<text:line-break/><text:tab/><text:tab/><text:tab/><text:tab/>print("You punch the " +blocker.name+ " in the faceparts!")<text:line-break/><text:tab/><text:tab/><text:tab/>elif blocker==false:<text:line-break/><text:tab/><text:tab/><text:tab/><text:tab/>set_map_pos(new_cell)</text:span></text:p>
      <text:p text:style-name="P72"/>
      <text:p text:style-name="P56"><text:span text:style-name="T35">T</text:span><text:span text:style-name="T34">aking Turns</text:span></text:p>
      <text:p text:style-name="P56"><text:tab/>Object script</text:p>
      <text:p text:style-name="P56"><text:tab/><text:tab/>signal object_acted()</text:p>
      <text:p text:style-name="P56"/>
      <text:p text:style-name="P56"><text:tab/><text:tab/><text:span text:style-name="T34">func wait():<text:line-break/><text:tab/><text:tab/><text:tab/>emit_signal('object_acted')</text:span></text:p>
      <text:p text:style-name="P56"/>
      <text:p text:style-name="P56"><text:tab/><text:tab/>func step(dir):<text:line-break/><text:tab/><text:tab/><text:tab/>dir.x = clamp(dir.x, -1, 1)<text:line-break/><text:tab/><text:tab/><text:tab/>dir.y = clamp(dir.y, -1, 1)<text:line-break/><text:tab/><text:tab/><text:tab/>var new_cell = get_map_pos() + dir<text:line-break/><text:tab/><text:tab/><text:tab/>var blocker = RPG.map.is_cell_blocked(new_cell)<text:line-break/><text:tab/><text:tab/><text:tab/>if typeof(blocker)==TYPE_OBJECT:<text:line-break/><text:tab/><text:tab/><text:tab/><text:tab/>print("You punch the " +blocker.name+ " in the faceparts!")<text:line-break/><text:tab/><text:tab/><text:tab/><text:tab/><text:span text:style-name="T34">emit_signal('object_acted')</text:span><text:line-break/><text:tab/><text:tab/><text:tab/>elif blocker==false:<text:line-break/><text:soft-page-break/><text:tab/><text:tab/><text:tab/><text:tab/>set_map_pos(new_cell)<text:line-break/><text:tab/><text:tab/><text:tab/><text:tab/><text:span text:style-name="T34">emit_signal('object_acted')</text:span></text:p>
      <text:p text:style-name="P73"/>
      <text:p text:style-name="P56"><text:span text:style-name="T34"><text:tab/></text:span>Controller script</text:p>
      <text:p text:style-name="P56"><text:tab/><text:tab/>func _ready():<text:line-break/><text:tab/><text:tab/><text:tab/>RPG.player = object<text:line-break/><text:tab/><text:tab/><text:tab/>object.connect("object_moved", RPG.map.get_node('Fogmap'), '_on_player_pos_changed')<text:line-break/><text:tab/><text:tab/><text:tab/><text:span text:style-name="T34">object.connect("object_acted", RPG.map, "_on_player_acted")</text:span><text:line-break/><text:tab/><text:tab/><text:tab/>set_process_input(true)</text:p>
      <text:p text:style-name="P56"><text:tab/><text:tab/></text:p>
      <text:p text:style-name="P56"><text:tab/><text:tab/><text:span text:style-name="T41">func _input(event):</text:span></text:p>
      <text:p text:style-name="P57"><text:tab/><text:tab/><text:tab/><text:span text:style-name="T36">if WAIT:<text:line-break/><text:tab/><text:tab/><text:tab/>object.wait()</text:span></text:p>
      <text:p text:style-name="P74"/>
      <text:p text:style-name="P57"><text:span text:style-name="T36"><text:tab/></text:span><text:span text:style-name="T42">Map script</text:span></text:p>
      <text:p text:style-name="P58"><text:tab/><text:tab/><text:span text:style-name="T37">func _on_player_acted():<text:line-break/><text:tab/><text:tab/><text:tab/>for node in get_tree().get_nodes_in_group('objects'):<text:line-break/><text:tab/><text:tab/><text:tab/>print(node.name+ " gives you a dirty look!")</text:span></text:p>
      <text:p text:style-name="P75"/>
      <text:p text:style-name="P59"><text:span text:style-name="T37">F</text:span><text:span text:style-name="T34">ighters Figh</text:span><text:span text:style-name="T38">t</text:span></text:p>
      <text:p text:style-name="P59"/>
      <text:p text:style-name="P59">new scene Fighter: Node</text:p>
      <text:p text:style-name="P59"/>
      <text:p text:style-name="P60">fighter script</text:p>
      <text:p text:style-name="P60"><text:tab/><text:span text:style-name="T43">var owner: Object parent (get_parent())</text:span></text:p>
      <text:p text:style-name="P60"><text:tab/><text:span text:style-name="T43">var hp setget _set_hp</text:span></text:p>
      <text:p text:style-name="P60"><text:tab/><text:span text:style-name="T43">var power</text:span></text:p>
      <text:p text:style-name="P60"><text:tab/></text:p>
      <text:p text:style-name="P60"><text:tab/><text:span text:style-name="T44">func fight(who)</text:span></text:p>
      <text:p text:style-name="P60"><text:tab/><text:span text:style-name="T44">func take_damage(from, amount)</text:span></text:p>
      <text:p text:style-name="P60"><text:tab/><text:span text:style-name="T44">func die(): owner.kill()</text:span></text:p>
      <text:p text:style-name="P60"/>
      <text:p text:style-name="P60"><text:tab/><text:span text:style-name="T44">func _set_hp</text:span></text:p>
      <text:p text:style-name="P60"/>
      <text:p text:style-name="P61">Object script</text:p>
      <text:p text:style-name="P61"><text:tab/><text:span text:style-name="T46">var fighter</text:span></text:p>
      <text:p text:style-name="P61"><text:tab/></text:p>
      <text:p text:style-name="P62"><text:tab/><text:span text:style-name="T45">func kill():<text:line-break/><text:tab/><text:tab/>if RPG.player != self:<text:line-break/><text:tab/><text:tab/><text:tab/>queue_free()</text:span></text:p>
      <text:p text:style-name="P62"/>
      <text:p text:style-name="P63">Give Player &amp; Jeff fighter components. <text:span text:style-name="T47">When player bumps into a Jeff, they will fight Jeff. Fight Jeff enough and he dies!</text:span></text:p>
      <text:p text:style-name="P84">Step <text:span text:style-name="T48">6</text:span> – <text:span text:style-name="T51">Round 2.</text:span>..<text:span text:style-name="T48">Fight!</text:span></text:p>
      <text:p text:style-name="P13">Goals:</text:p>
      <text:list xml:id="list125140036443601" text:continue-numbering="true" text:style-name="L1">
        <text:list-item>
          <text:p text:style-name="P96">Establish a simple combat system <text:span text:style-name="T50">and implement it</text:span></text:p>
        </text:list-item>
        <text:list-item>
          <text:p text:style-name="P97">Build an AI component, and have it get its Object to act on its turn</text:p>
        </text:list-item>
        <text:list-item>
          <text:p text:style-name="P98">Use A* to pathfind for AI objects (plug-n-play singleton)</text:p>
        </text:list-item>
        <text:list-item>
          <text:p text:style-name="P98">Get Jeff to chase and attack the player</text:p>
        </text:list-item>
      </text:list>
      <text:p text:style-name="P64"/>
      <text:p text:style-name="P64"/>
      <text:p text:style-name="P64"/>
      <text:p text:style-name="P76">Combat Stats</text:p>
      <text:p text:style-name="P65"/>
      <text:p text:style-name="P65">Fighter script</text:p>
      <text:p text:style-name="P65"><text:tab/><text:span text:style-name="T34">export(int) var power = 1</text:span></text:p>
      <text:p text:style-name="P76"><text:tab/>export(int) var defense = 1</text:p>
      <text:p text:style-name="P65"><text:tab/></text:p>
      <text:p text:style-name="P65"><text:tab/><text:span text:style-name="T34">export(int) var max_hp = 5</text:span></text:p>
      <text:p text:style-name="P65"><text:tab/>var hp = 5 setget _set_hp</text:p>
      <text:p text:style-name="P65"><text:tab/></text:p>
      <text:p text:style-name="P65"><text:tab/><text:span text:style-name="T39">func fill_hp():</text:span></text:p>
      <text:p text:style-name="P76"><text:tab/><text:tab/><text:span text:style-name="T53">self.hp = self.max_hp</text:span></text:p>
      <text:p text:style-name="P65"><text:tab/></text:p>
      <text:p text:style-name="P65"><text:tab/><text:span text:style-name="T52">func fight(who):</text:span></text:p>
      <text:p text:style-name="P65"><text:tab/><text:tab/><text:span text:style-name="T52">who.fighter.take_damage(self.power)</text:span></text:p>
      <text:p text:style-name="P65"/>
      <text:p text:style-name="P65"><text:tab/><text:span text:style-name="T52">func take_damage(who, amout):</text:span></text:p>
      <text:p text:style-name="P65"><text:tab/><text:tab/><text:span text:style-name="T52">self.hp -= amount – self.defense</text:span></text:p>
      <text:p text:style-name="P65"/>
      <text:p text:style-name="P68">Object script</text:p>
      <text:p text:style-name="P68">Our AI will control the movement of Objects. We need a couple functions for Object to accomplish this</text:p>
      <text:p text:style-name="P68"><text:tab/><text:span text:style-name="T34">func distance_to(cell):</text:span></text:p>
      <text:p text:style-name="P77"><text:tab/><text:tab/><text:span text:style-name="T56">Hack into FOVGen.get_line(from,to) and get array size-1?</text:span></text:p>
      <text:p text:style-name="P77"/>
      <text:p text:style-name="P77"><text:tab/><text:span text:style-name="T56">func step_to(target_cell):</text:span></text:p>
      <text:p text:style-name="P77"><text:tab/><text:tab/><text:span text:style-name="T56">FOVGen.get_line() and step(line[1] – line[0])?</text:span></text:p>
      <text:p text:style-name="P68"/>
      <text:p text:style-name="P78">AStar Runner</text:p>
      <text:p text:style-name="P65"/>
      <text:p text:style-name="P69">PathGen singleton</text:p>
      <text:p text:style-name="P69"><text:tab/>Like FOVGen, this will be a module you can copy into your own res://global/</text:p>
      <text:p text:style-name="P69"/>
      <text:p text:style-name="P69"><text:tab/><text:span text:style-name="T58">var map = Astar.new()</text:span></text:p>
      <text:p text:style-name="P69"/>
      <text:p text:style-name="P69"><text:tab/><text:span text:style-name="T57">func build_path(data, wall_index):</text:span></text:p>
      <text:p text:style-name="P69"><text:tab/><text:tab/><text:span text:style-name="T58">call after Datamap is generated</text:span></text:p>
      <text:p text:style-name="P69"/>
      <text:p text:style-name="P69"><text:tab/><text:span text:style-name="T59">func find_path(from_point, to_point):</text:span></text:p>
      <text:p text:style-name="P69"><text:tab/><text:tab/><text:span text:style-name="T59">crank out an ordered array of cells pathing from A to B</text:span></text:p>
      <text:p text:style-name="P65"><text:soft-page-break/></text:p>
      <text:p text:style-name="P66">new Component AI</text:p>
      <text:p text:style-name="P66"/>
      <text:p text:style-name="P66"><text:tab/><text:span text:style-name="T54">onready var owner = get_parent()</text:span></text:p>
      <text:p text:style-name="P66"/>
      <text:p text:style-name="P67"><text:tab/>func _ready():<text:line-break/><text:tab/><text:tab/>owner.ai = self</text:p>
      <text:p text:style-name="P67"><text:tab/><text:tab/>owner.add_to_group('actors') <text:s text:c="2"/><text:span text:style-name="T60">(remove this line from Fighter)</text:span></text:p>
      <text:p text:style-name="P67"/>
      <text:p text:style-name="P67"><text:tab/>func take_turn():<text:line-break/><text:tab/>if owner.map.player:<text:line-break/><text:tab/><text:tab/>var target = owner.map.player<text:line-break/><text:tab/><text:tab/>if owner.distance_to(target) &lt;= 1:<text:line-break/><text:tab/><text:tab/><text:tab/>owner.fighter.fight(target)<text:line-break/><text:tab/><text:tab/>else:<text:line-break/><text:tab/><text:tab/><text:tab/><text:span text:style-name="T55">owner.step_to(target.get_map_pos())</text:span></text:p>
      <text:p text:style-name="P67"/>
      <text:p text:style-name="P67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9M7S</meta:editing-duration>
    <meta:editing-cycles>110</meta:editing-cycles>
    <meta:generator>LibreOffice/5.1.4.2$Windows_x86 LibreOffice_project/f99d75f39f1c57ebdd7ffc5f42867c12031db97a</meta:generator>
    <dc:date>2017-03-05T12:51:39.371000000</dc:date>
    <meta:document-statistic meta:table-count="0" meta:image-count="0" meta:object-count="0" meta:page-count="13" meta:paragraph-count="301" meta:word-count="1514" meta:character-count="11109" meta:non-whitespace-character-count="9531"/>
    <meta:user-defined meta:name="Info 1"/>
    <meta:user-defined meta:name="Info 2"/>
    <meta:user-defined meta:name="Info 3"/>
    <meta:user-defined meta:name="Info 4"/>
  </office:meta>
</office:document-meta>
</file>